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702dd" officeooo:paragraph-rsid="000702dd"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bold" officeooo:rsid="000702dd" officeooo:paragraph-rsid="000702dd" style:font-size-asian="15.75pt" style:font-weight-asian="bold" style:font-size-complex="18pt" style:font-weight-complex="bold"/>
    </style:style>
    <style:style style:name="P3" style:family="paragraph" style:parent-style-name="Standard">
      <style:paragraph-properties fo:text-align="start" style:justify-single-word="false"/>
      <style:text-properties fo:font-size="14pt" fo:font-weight="normal" officeooo:rsid="000702dd" officeooo:paragraph-rsid="000702dd"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072c6d" officeooo:paragraph-rsid="00072c6d"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0954e8" officeooo:paragraph-rsid="000954e8"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bold" officeooo:rsid="000954e8" officeooo:paragraph-rsid="000954e8"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normal" officeooo:rsid="000ebc0b" officeooo:paragraph-rsid="00072c6d"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bold" officeooo:rsid="000b6531" officeooo:paragraph-rsid="000b6531"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normal" officeooo:rsid="00139586" officeooo:paragraph-rsid="00139586"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0d2e0b" officeooo:paragraph-rsid="000d2e0b"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0b6531" officeooo:paragraph-rsid="000b6531"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bold" officeooo:rsid="000b6531" officeooo:paragraph-rsid="00139586"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font-size="14pt" fo:font-weight="normal" officeooo:rsid="000954e8" officeooo:paragraph-rsid="00139586"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0d2e0b" officeooo:paragraph-rsid="00139586"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0b6531" officeooo:paragraph-rsid="00139586"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bold" officeooo:rsid="000b6531" officeooo:paragraph-rsid="001b62a2"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font-size="14pt" fo:font-weight="normal" officeooo:rsid="000954e8" officeooo:paragraph-rsid="001b62a2"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139586" officeooo:paragraph-rsid="001b62a2"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0d2e0b" officeooo:paragraph-rsid="001b62a2"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officeooo:rsid="000b6531" officeooo:paragraph-rsid="001b62a2"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bold" officeooo:rsid="000b6531" officeooo:paragraph-rsid="00206efa" style:font-size-asian="12.25pt" style:font-weight-asian="bold" style:font-size-complex="14pt" style:font-weight-complex="bold"/>
    </style:style>
    <style:style style:name="P22" style:family="paragraph" style:parent-style-name="Standard">
      <style:paragraph-properties fo:text-align="start" style:justify-single-word="false"/>
      <style:text-properties fo:font-size="14pt" fo:font-weight="normal" officeooo:rsid="000954e8" officeooo:paragraph-rsid="00206efa"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fo:font-weight="normal" officeooo:rsid="00139586" officeooo:paragraph-rsid="00206efa"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4pt" fo:font-weight="normal" officeooo:rsid="000d2e0b" officeooo:paragraph-rsid="00206efa"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4pt" fo:font-weight="normal" officeooo:rsid="000b6531" officeooo:paragraph-rsid="00206efa"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font-size="14pt" fo:font-weight="bold" officeooo:rsid="000b6531" officeooo:paragraph-rsid="00244221" style:font-size-asian="12.25pt" style:font-weight-asian="bold" style:font-size-complex="14pt" style:font-weight-complex="bold"/>
    </style:style>
    <style:style style:name="P27" style:family="paragraph" style:parent-style-name="Standard">
      <style:paragraph-properties fo:text-align="start" style:justify-single-word="false"/>
      <style:text-properties fo:font-size="14pt" fo:font-weight="normal" officeooo:rsid="000954e8" officeooo:paragraph-rsid="00244221"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font-size="14pt" fo:font-weight="normal" officeooo:rsid="00139586" officeooo:paragraph-rsid="00244221"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font-size="14pt" fo:font-weight="normal" officeooo:rsid="000d2e0b" officeooo:paragraph-rsid="00244221"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fo:font-size="14pt" fo:font-weight="normal" officeooo:rsid="000b6531" officeooo:paragraph-rsid="00244221"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fo:font-size="14pt" fo:font-weight="bold" officeooo:rsid="000b6531" officeooo:paragraph-rsid="0027b577" style:font-size-asian="12.25pt" style:font-weight-asian="bold" style:font-size-complex="14pt" style:font-weight-complex="bold"/>
    </style:style>
    <style:style style:name="P32" style:family="paragraph" style:parent-style-name="Standard">
      <style:paragraph-properties fo:text-align="start" style:justify-single-word="false"/>
      <style:text-properties fo:font-size="14pt" fo:font-weight="normal" officeooo:rsid="000954e8" officeooo:paragraph-rsid="0027b577"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fo:font-size="14pt" fo:font-weight="normal" officeooo:rsid="00139586" officeooo:paragraph-rsid="0027b577"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fo:font-size="14pt" fo:font-weight="normal" officeooo:rsid="000d2e0b" officeooo:paragraph-rsid="0027b577"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fo:font-size="14pt" fo:font-weight="normal" officeooo:rsid="000b6531" officeooo:paragraph-rsid="0027b577"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fo:font-size="14pt" fo:font-weight="bold" officeooo:rsid="000b6531" officeooo:paragraph-rsid="00288a07" style:font-size-asian="12.25pt" style:font-weight-asian="bold" style:font-size-complex="14pt" style:font-weight-complex="bold"/>
    </style:style>
    <style:style style:name="P37" style:family="paragraph" style:parent-style-name="Standard">
      <style:paragraph-properties fo:text-align="start" style:justify-single-word="false"/>
      <style:text-properties fo:font-size="14pt" fo:font-weight="normal" officeooo:rsid="000954e8" officeooo:paragraph-rsid="00288a07"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fo:font-size="14pt" fo:font-weight="normal" officeooo:rsid="00139586" officeooo:paragraph-rsid="00288a07"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officeooo:paragraph-rsid="00288a07"/>
    </style:style>
    <style:style style:name="P40" style:family="paragraph" style:parent-style-name="Standard">
      <style:paragraph-properties fo:text-align="start" style:justify-single-word="false"/>
      <style:text-properties fo:font-size="14pt" fo:font-weight="normal" officeooo:rsid="000d2e0b" officeooo:paragraph-rsid="00288a07"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fo:font-size="14pt" fo:font-weight="normal" officeooo:rsid="000b6531" officeooo:paragraph-rsid="00288a07" style:font-size-asian="12.25pt" style:font-weight-asian="normal" style:font-size-complex="14pt" style:font-weight-complex="normal"/>
    </style:style>
    <style:style style:name="T1" style:family="text">
      <style:text-properties officeooo:rsid="00072c6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9800e" style:font-weight-asian="normal" style:font-weight-complex="normal"/>
    </style:style>
    <style:style style:name="T5" style:family="text">
      <style:text-properties officeooo:rsid="000ebc0b"/>
    </style:style>
    <style:style style:name="T6" style:family="text">
      <style:text-properties officeooo:rsid="000f9a02"/>
    </style:style>
    <style:style style:name="T7" style:family="text">
      <style:text-properties officeooo:rsid="0010cc32"/>
    </style:style>
    <style:style style:name="T8" style:family="text">
      <style:text-properties officeooo:rsid="00139586"/>
    </style:style>
    <style:style style:name="T9" style:family="text">
      <style:text-properties officeooo:rsid="001b62a2"/>
    </style:style>
    <style:style style:name="T10" style:family="text">
      <style:text-properties officeooo:rsid="0014e288"/>
    </style:style>
    <style:style style:name="T11" style:family="text">
      <style:text-properties officeooo:rsid="0017debc"/>
    </style:style>
    <style:style style:name="T12" style:family="text">
      <style:text-properties officeooo:rsid="00189463"/>
    </style:style>
    <style:style style:name="T13" style:family="text">
      <style:text-properties officeooo:rsid="0019e0ee"/>
    </style:style>
    <style:style style:name="T14" style:family="text">
      <style:text-properties officeooo:rsid="001cfaf8"/>
    </style:style>
    <style:style style:name="T15" style:family="text">
      <style:text-properties officeooo:rsid="001eecae"/>
    </style:style>
    <style:style style:name="T16" style:family="text">
      <style:text-properties officeooo:rsid="0020658b"/>
    </style:style>
    <style:style style:name="T17" style:family="text">
      <style:text-properties officeooo:rsid="00206efa"/>
    </style:style>
    <style:style style:name="T18" style:family="text">
      <style:text-properties officeooo:rsid="0022d1e5"/>
    </style:style>
    <style:style style:name="T19" style:family="text">
      <style:text-properties officeooo:rsid="0021a9c2"/>
    </style:style>
    <style:style style:name="T20" style:family="text">
      <style:text-properties officeooo:rsid="00244221"/>
    </style:style>
    <style:style style:name="T21" style:family="text">
      <style:text-properties officeooo:rsid="00288a07"/>
    </style:style>
    <style:style style:name="T22" style:family="text">
      <style:text-properties officeooo:rsid="00261ecc"/>
    </style:style>
    <style:style style:name="T23" style:family="text">
      <style:text-properties officeooo:rsid="002682c3"/>
    </style:style>
    <style:style style:name="T24" style:family="text">
      <style:text-properties officeooo:rsid="0027b577"/>
    </style:style>
    <style:style style:name="T25" style:family="text">
      <style:text-properties fo:font-size="14pt" fo:font-weight="normal" officeooo:rsid="000d2e0b" style:font-size-asian="12.25pt" style:font-weight-asian="normal" style:font-size-complex="14pt" style:font-weight-complex="normal"/>
    </style:style>
    <style:style style:name="T26" style:family="text">
      <style:text-properties fo:font-size="14pt" fo:font-style="normal" fo:font-weight="normal" officeooo:rsid="002a3159" style:font-size-asian="14pt" style:font-style-asian="normal" style:font-weight-asian="normal" style:font-size-complex="14pt" style:font-style-complex="normal" style:font-weight-complex="normal"/>
    </style:style>
    <style:style style:name="T27" style:family="text">
      <style:text-properties officeooo:rsid="002a3159"/>
    </style:style>
    <style:style style:name="T28" style:family="text">
      <style:text-properties officeooo:rsid="002a7e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VASION</text:p>
      <text:p text:style-name="P1"/>
      <text:p text:style-name="P2"><text:tab/></text:p>
      <text:p text:style-name="P3">On choisit une invasion selon le nombre d’itération de la boucle de gameplay (pseudo niveau de difficulté)</text:p>
      <text:p text:style-name="P3">On procède à une vérification des statistiques du joueur <text:span text:style-name="T1">(Armée étant la + importante, mais ça peux faire un p’tit twist sympa de mettre d’autres statistiques à vérifier, idée d’événement?)</text:span></text:p>
      <text:p text:style-name="P3"/>
      <text:p text:style-name="P4"><text:span text:style-name="T2">SI</text:span> les statistiques sont en dessous de l’attendu =&gt; GAME OVER</text:p>
      <text:p text:style-name="P4"><text:span text:style-name="T2">SINON</text:span> on passe à la boucle de gameplay suivante et on choisit la prochaine invasion selon la valeur de difficulté.</text:p>
      <text:p text:style-name="P4"/>
      <text:p text:style-name="P5">Mécanique <text:span text:style-name="T2">WOULD HAVE : </text:span></text:p>
      <text:p text:style-name="P6"><text:tab/><text:span text:style-name="T3">Possibilité de survie à une invasion mais en payant la re</text:span><text:span text:style-name="T4">s</text:span><text:span text:style-name="T3">source demandée (de préférence différents par invasion) et en subissant un malus au début de la boucle suivante.</text:span></text:p>
      <text:p text:style-name="P4"/>
      <text:p text:style-name="P7"/>
      <text:p text:style-name="P4"/>
      <text:p text:style-name="P8">INVASION <text:span text:style-name="T5">1</text:span></text:p>
      <text:p text:style-name="P5">Name : Messagers du chaos</text:p>
      <text:p text:style-name="P9">Niveau : 0</text:p>
      <text:p text:style-name="P10">Textes : -intro : Nous sommes les messager du chaos, apôtres du néant et héraut du grand vide. On va vous fumer.</text:p>
      <text:p text:style-name="P10"><text:tab/>-victoire : Ce n’est que retarder l’inévitable.</text:p>
      <text:p text:style-name="P10"><text:tab/>-défaite : L’oblitération est ma religion. Le massacre le plus saint des cantiques. Mais la dîme la plus précieuse des doctrines. Pour une modique somme, la vie vous sera accordée… pour le moment.</text:p>
      <text:p text:style-name="P10"><text:tab/><text:tab/><text:span text:style-name="T6">=&gt; refus : game over</text:span></text:p>
      <text:p text:style-name="P10"><text:tab/><text:tab/><text:span text:style-name="T6">=&gt; oui : Gentil toutou.</text:span></text:p>
      <text:p text:style-name="P5">Stats : - Armee : 10</text:p>
      <text:p text:style-name="P11">Survie : - <text:span text:style-name="T2">SI</text:span> + de 10 d’argent, propose d’éviter le game over pour <text:span text:style-name="T7">tout ton fric</text:span>.</text:p>
      <text:p text:style-name="P11"/>
      <text:p text:style-name="P11"/>
      <text:p text:style-name="P11"/>
      <text:p text:style-name="P12">INVASION <text:span text:style-name="T8">2</text:span></text:p>
      <text:p text:style-name="P13">Name : <text:span text:style-name="T8">barbares du Nord</text:span></text:p>
      <text:p text:style-name="P9">Niveau : <text:span text:style-name="T9">0</text:span></text:p>
      <text:p text:style-name="P14">Textes : -intro : <text:span text:style-name="T10">Il est temps de pratiquer le commerce à la mode du grand Nord. A GRANDS COUPS DE HACHES!</text:span></text:p>
      <text:p text:style-name="P14"><text:tab/>-victoire : <text:span text:style-name="T11">Je vois que les marchés sont déjà saturés par ici. Nous irons développer des partenariats plus fructueux ailleurs.</text:span></text:p>
      <text:p text:style-name="P14"><text:soft-page-break/><text:tab/>-défaite : <text:span text:style-name="T11">Bon alors, tu achètes mon mouton !? Tu veux pas ? TU VEUX PAS?!… Ha voilà qui est plus raisonnable ! T’as encore du pognon ?</text:span></text:p>
      <text:p text:style-name="P14"><text:tab/><text:tab/><text:span text:style-name="T6">=&gt; refus : game over</text:span></text:p>
      <text:p text:style-name="P14"><text:tab/><text:tab/><text:span text:style-name="T6">=&gt; oui : Gentil toutou.</text:span></text:p>
      <text:p text:style-name="P13">Stats : - Armee : 10 <text:s/>-<text:span text:style-name="T12">Argent : </text:span><text:span text:style-name="T13">10</text:span></text:p>
      <text:p text:style-name="P15">Survie : - <text:span text:style-name="T2">SI</text:span> + de 10 d’argent, propose d’éviter le game over pour <text:span text:style-name="T7">tout ton fric</text:span>.</text:p>
      <text:p text:style-name="P15"/>
      <text:p text:style-name="P15"/>
      <text:p text:style-name="P16">INVASION <text:span text:style-name="T9">3</text:span></text:p>
      <text:p text:style-name="P17">Name : <text:span text:style-name="T14">Banquiers Rapetout</text:span></text:p>
      <text:p text:style-name="P18">Niveau : <text:span text:style-name="T14">1</text:span></text:p>
      <text:p text:style-name="P19">Textes : -intro : <text:span text:style-name="T14">Alors je vous appelle parce que j’ai remarqué quelques irrégularités dans les mouvements de votre compte. Vous inquiétez pas on va tout arranger attendez… </text:span></text:p>
      <text:p text:style-name="P19"><text:tab/>-victoire : … <text:span text:style-name="T15">Alors ensuite si on prends en compte les taux et les dividendes et qu’on y ajoute les intérêts… Ha voilà ! Bon en gros votre cul est en fin de crédit. Et on vient le prendre.</text:span></text:p>
      <text:p text:style-name="P19"><text:tab/>-défaite : <text:span text:style-name="T16">Une autre échéance ? Pourquoi pas mais réfléchissez aux nouveaux intérêts pondérées sur.. .</text:span></text:p>
      <text:p text:style-name="P19"><text:tab/><text:tab/><text:span text:style-name="T6">=&gt; refus : game over</text:span></text:p>
      <text:p text:style-name="P19"><text:tab/><text:tab/><text:span text:style-name="T6">=&gt; oui : Gentil toutou.</text:span></text:p>
      <text:p text:style-name="P17">Stats : - Armee : 10 <text:s/>-<text:span text:style-name="T12">Argent : </text:span><text:span text:style-name="T13">10</text:span></text:p>
      <text:p text:style-name="P20">Survie : - <text:span text:style-name="T2">SI</text:span> + de 10 d’argent, propose d’éviter le game over pour <text:span text:style-name="T7">tout ton fric</text:span>.</text:p>
      <text:p text:style-name="P20"/>
      <text:p text:style-name="P20"/>
      <text:p text:style-name="P21">INVASION <text:span text:style-name="T17">4</text:span></text:p>
      <text:p text:style-name="P22">Name : <text:span text:style-name="T17">Hippies </text:span><text:span text:style-name="T18">huppés</text:span></text:p>
      <text:p text:style-name="P23">Niveau : <text:span text:style-name="T19">2</text:span></text:p>
      <text:p text:style-name="P24">Textes : -intro : <text:span text:style-name="T19">Imagine tout les gens du monde, vivants dans la paiiiiix… hou hou. C’est sympa ici ! On mange bien ?</text:span></text:p>
      <text:p text:style-name="P24"><text:tab/>-victoire : C<text:span text:style-name="T19">ool man ! T’es un brother du love. On reprends la route l’esprit tranquille man. Peace !</text:span></text:p>
      <text:p text:style-name="P24"><text:tab/>-défaite : O<text:span text:style-name="T19">rdure capitaliste fascisante ! Être un working class hero est préférable au mépris du capital ! Meurs mec pas cool !</text:span></text:p>
      <text:p text:style-name="P24"><text:tab/><text:tab/><text:span text:style-name="T6">=&gt; refus : game over</text:span></text:p>
      <text:p text:style-name="P24"><text:tab/><text:tab/><text:span text:style-name="T6">=&gt; oui : Gentil toutou.</text:span></text:p>
      <text:p text:style-name="P22">Stats : - Armee : 10 <text:s/>-<text:span text:style-name="T12">Argent : </text:span><text:span text:style-name="T13">10</text:span></text:p>
      <text:p text:style-name="P25">Survie : - <text:span text:style-name="T2">SI</text:span> + de 10 d’argent, propose d’éviter le game over pour <text:span text:style-name="T7">tout ton fric</text:span>.</text:p>
      <text:p text:style-name="P25"/>
      <text:p text:style-name="P25"/>
      <text:p text:style-name="P26">INVASION <text:span text:style-name="T20">5</text:span></text:p>
      <text:p text:style-name="P27">Name : <text:span text:style-name="T20">Infection d’outre-tombe</text:span></text:p>
      <text:p text:style-name="P28">Niveau : <text:span text:style-name="T21">2</text:span></text:p>
      <text:p text:style-name="P29">Textes : -intro : <text:span text:style-name="T20">Beuuuuh ahhhhh graaaah…  (Subissez le premier fléau du chaos vous qui avez ignorés les signes !)</text:span></text:p>
      <text:p text:style-name="P29"><text:soft-page-break/><text:tab/>-victoire : <text:span text:style-name="T20">Gaaaag, blaaaarg, heeeeu...</text:span> <text:span text:style-name="T20">(Ce n’est qu’un revers sans conséquences.)</text:span></text:p>
      <text:p text:style-name="P29"><text:tab/>-défaite : <text:span text:style-name="T22">GAAAAAggaa… ouhhhhh… (Rejoins-là… Rejoins-nous...)</text:span></text:p>
      <text:p text:style-name="P29"><text:tab/><text:tab/><text:span text:style-name="T6">=&gt; refus : game over</text:span></text:p>
      <text:p text:style-name="P29"><text:tab/><text:tab/><text:span text:style-name="T6">=&gt; oui : Gentil toutou.</text:span></text:p>
      <text:p text:style-name="P27">Stats : - Armee : <text:span text:style-name="T23">13</text:span> <text:s/>-<text:span text:style-name="T23">Nourriture : 10</text:span></text:p>
      <text:p text:style-name="P30">Survie : - <text:span text:style-name="T2">SI</text:span> + de 10 d’argent, propose d’éviter le game over pour <text:span text:style-name="T7">tout ton fric</text:span>.</text:p>
      <text:p text:style-name="P30"/>
      <text:p text:style-name="P30"/>
      <text:p text:style-name="P31">INVASION <text:span text:style-name="T24">6</text:span></text:p>
      <text:p text:style-name="P32">Name : <text:span text:style-name="T24">Tribunal des âmes</text:span></text:p>
      <text:p text:style-name="P33">Niveau : <text:span text:style-name="T21">3</text:span></text:p>
      <text:p text:style-name="P34">Textes : -intro : <text:span text:style-name="T24">Faisant fi de nos multiples injonctions à comparaître, la justice du chaos est venu à l’accusé ici présent. Que le jugement soit rendu.</text:span></text:p>
      <text:p text:style-name="P34"><text:tab/>-victoire : <text:span text:style-name="T24">Vous êtes jugé digne d’un sursis, mais votre audience est reconduite… Retenez bien.</text:span></text:p>
      <text:p text:style-name="P34"><text:tab/>-défaite : <text:span text:style-name="T24">Sur la balance du chaos votre âme ne pèse pas bien lourd. Vous vous confondrez sans mal dans le voile des ténèbres.</text:span></text:p>
      <text:p text:style-name="P34"><text:tab/><text:tab/><text:span text:style-name="T6">=&gt; refus : game over</text:span></text:p>
      <text:p text:style-name="P34"><text:tab/><text:tab/><text:span text:style-name="T6">=&gt; oui : Gentil toutou.</text:span></text:p>
      <text:p text:style-name="P32">Stats : - Armee : <text:span text:style-name="T23">13</text:span> <text:s/>-<text:span text:style-name="T24">Bonheur</text:span><text:span text:style-name="T23"> : 1</text:span><text:span text:style-name="T24">2</text:span></text:p>
      <text:p text:style-name="P35">Survie : - <text:span text:style-name="T2">SI</text:span> + de 10 d’argent, propose d’éviter le game over pour <text:span text:style-name="T7">tout ton fric</text:span>.</text:p>
      <text:p text:style-name="P35"/>
      <text:p text:style-name="P36">INVASION <text:span text:style-name="T24">6</text:span></text:p>
      <text:p text:style-name="P37">Name : <text:span text:style-name="T21">Empereur</text:span></text:p>
      <text:p text:style-name="P38">Niveau : <text:span text:style-name="T21">4</text:span></text:p>
      <text:p text:style-name="P39"><text:span text:style-name="T25">Textes : -intro : </text:span><text:span text:style-name="T26">Alors même qu’ils recherchent la paix et la tranquillité, ils créent le terreau de la haine et de la violence. Je leur donnerais des éons de tranquillité pour qu’ils puissent exercer une haine libératrice sans bornes et créatrice de chaos !</text:span></text:p>
      <text:p text:style-name="P40"><text:tab/>-victoire : A<text:span text:style-name="T27">insi va le sentier de briques d’or. Mon chemin pavé d’espoir répréssif ne connaître pas de fin. Je reviendrais, comme toujours.</text:span></text:p>
      <text:p text:style-name="P40"><text:tab/>-défaite : <text:span text:style-name="T28">Un autre cycle de soumission… J’usqu’à la douce délivrance du chaos.</text:span></text:p>
      <text:p text:style-name="P40"><text:tab/><text:tab/><text:span text:style-name="T6">=&gt; refus : game over</text:span></text:p>
      <text:p text:style-name="P40"><text:tab/><text:tab/><text:span text:style-name="T6">=&gt; oui : Gentil toutou.</text:span></text:p>
      <text:p text:style-name="P37">Stats : - Armee : <text:span text:style-name="T23">1</text:span><text:span text:style-name="T21">5</text:span> <text:s/>-<text:span text:style-name="T24">Bonheur</text:span><text:span text:style-name="T23"> : 1</text:span><text:span text:style-name="T21">4 -Argent : 13</text:span></text:p>
      <text:p text:style-name="P41">Survie : - <text:span text:style-name="T2">SI</text:span> + de 10 d’argent, propose d’éviter le game over pour <text:span text:style-name="T7">tout ton fric</text:span>.</text:p>
      <text:p text:style-name="P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10T09:11:51.231428400</meta:creation-date>
    <meta:generator>LibreOffice/25.2.5.2$Windows_X86_64 LibreOffice_project/03d19516eb2e1dd5d4ccd751a0d6f35f35e08022</meta:generator>
    <dc:date>2025-10-21T08:47:00.645304600</dc:date>
    <meta:editing-duration>PT1H53M35S</meta:editing-duration>
    <meta:editing-cycles>34</meta:editing-cycles>
    <meta:document-statistic meta:table-count="0" meta:image-count="0" meta:object-count="0" meta:page-count="3" meta:paragraph-count="78" meta:word-count="893" meta:character-count="4769" meta:non-whitespace-character-count="3900"/>
  </office:meta>
</office:document-meta>
</file>